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ntarell" svg:font-family="Cantarell"/>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variant="normal" fo:text-transform="none" fo:color="#000000" loext:opacity="100%" style:font-name="Cantarell" fo:font-size="10.5pt" fo:letter-spacing="normal" fo:font-style="normal" fo:font-weight="normal"/>
    </style:style>
    <style:style style:name="P2" style:family="paragraph" style:parent-style-name="Standard">
      <style:paragraph-properties fo:margin-left="0in" fo:margin-right="0in" fo:text-indent="0in" style:auto-text-indent="false"/>
      <style:text-properties fo:font-variant="normal" fo:text-transform="none" fo:color="#000000" loext:opacity="100%" style:font-name="Cantarell" fo:font-size="10.5pt" fo:letter-spacing="normal" fo:font-style="normal" fo:font-weight="normal" officeooo:rsid="001d6350" officeooo:paragraph-rsid="001d6350"/>
    </style:style>
    <style:style style:name="T1" style:family="text">
      <style:text-properties officeooo:rsid="001d63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s XYZ - Team</text:p>
      <text:p text:style-name="P1"/>
      <text:p text:style-name="P1"><text:span text:style-name="T1">Wir möchten </text:span>dieses Jahr also 2023 heiraten und sind auf der Suche nach einem schönen Veranstaltungsort für <text:span text:style-name="T1">unsere</text:span> Feier. Ganz allgemein und unverbindlich möchten wir fragen ob es bei Ihnen überhaupt noch freie Termine an einem Samstag geben würde. Wir planen mit 35 bis 40 Gästen. Falls ja könnten Sie uns bitte eine Liste mit den noch freien Terminen <text:span text:style-name="T1">senden</text:span>?</text:p>
      <text:p text:style-name="P1"/>
      <text:p text:style-name="P2">Vielen Dank im Voraus</text:p>
      <text:p text:style-name="P2"/>
      <text:p text:style-name="P2">und Viele Grüße </text:p>
      <text:p text:style-name="P2"/>
      <text:p text:style-name="P2">Thomas Ziegl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ntarell" svg:font-family="Cantarell"/>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2T13:22:45.881197592</meta:creation-date>
    <dc:date>2023-01-22T13:24:41.578755918</dc:date>
    <meta:editing-duration>PT1M56S</meta:editing-duration>
    <meta:editing-cycles>1</meta:editing-cycles>
    <meta:document-statistic meta:table-count="0" meta:image-count="0" meta:object-count="0" meta:page-count="1" meta:paragraph-count="5" meta:word-count="74" meta:character-count="434" meta:non-whitespace-character-count="364"/>
    <meta:generator>LibreOffice/7.3.5.2$Linux_X86_64 LibreOffice_project/30$Build-2</meta:generator>
  </office:meta>
</office:document-meta>
</file>